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33bb" officeooo:paragraph-rsid="00110b01"/>
    </style:style>
    <style:style style:name="P2" style:family="paragraph" style:parent-style-name="Standard">
      <style:text-properties officeooo:rsid="000abad3" officeooo:paragraph-rsid="00110b01"/>
    </style:style>
    <style:style style:name="P3" style:family="paragraph" style:parent-style-name="Standard">
      <style:text-properties officeooo:rsid="0006538b" officeooo:paragraph-rsid="00110b01"/>
    </style:style>
    <style:style style:name="P4" style:family="paragraph" style:parent-style-name="Standard">
      <style:text-properties officeooo:rsid="0006538b" officeooo:paragraph-rsid="00116f65"/>
    </style:style>
    <style:style style:name="P5" style:family="paragraph" style:parent-style-name="Standard">
      <style:text-properties officeooo:rsid="0006538b" officeooo:paragraph-rsid="0012257d"/>
    </style:style>
    <style:style style:name="P6" style:family="paragraph" style:parent-style-name="Standard">
      <style:text-properties officeooo:rsid="0006538b" officeooo:paragraph-rsid="0018796b"/>
    </style:style>
    <style:style style:name="P7" style:family="paragraph" style:parent-style-name="Standard">
      <style:text-properties officeooo:rsid="0006538b" officeooo:paragraph-rsid="0018cd44"/>
    </style:style>
    <style:style style:name="P8" style:family="paragraph" style:parent-style-name="Standard">
      <style:text-properties officeooo:rsid="0006538b" officeooo:paragraph-rsid="00316f0a"/>
    </style:style>
    <style:style style:name="P9" style:family="paragraph" style:parent-style-name="Standard">
      <style:text-properties officeooo:rsid="00110b01" officeooo:paragraph-rsid="00110b01"/>
    </style:style>
    <style:style style:name="P10" style:family="paragraph" style:parent-style-name="Standard">
      <style:text-properties officeooo:rsid="00074534" officeooo:paragraph-rsid="0012257d"/>
    </style:style>
    <style:style style:name="P11" style:family="paragraph" style:parent-style-name="Standard">
      <style:text-properties officeooo:rsid="00116f65" officeooo:paragraph-rsid="00116f65"/>
    </style:style>
    <style:style style:name="P12" style:family="paragraph" style:parent-style-name="Standard">
      <style:text-properties officeooo:rsid="00116f65" officeooo:paragraph-rsid="0012257d"/>
    </style:style>
    <style:style style:name="P13" style:family="paragraph" style:parent-style-name="Standard">
      <style:text-properties officeooo:rsid="0001d38c" officeooo:paragraph-rsid="00116f65"/>
    </style:style>
    <style:style style:name="P14" style:family="paragraph" style:parent-style-name="Standard">
      <style:text-properties officeooo:rsid="0008fbe4" officeooo:paragraph-rsid="00116f65"/>
    </style:style>
    <style:style style:name="P15" style:family="paragraph" style:parent-style-name="Standard">
      <style:text-properties officeooo:rsid="0012257d" officeooo:paragraph-rsid="0012257d"/>
    </style:style>
    <style:style style:name="P16" style:family="paragraph" style:parent-style-name="Standard">
      <style:text-properties officeooo:rsid="00126897" officeooo:paragraph-rsid="00126897"/>
    </style:style>
    <style:style style:name="P17" style:family="paragraph" style:parent-style-name="Standard">
      <style:text-properties officeooo:rsid="00126897" officeooo:paragraph-rsid="0015875e"/>
    </style:style>
    <style:style style:name="P18" style:family="paragraph" style:parent-style-name="Standard">
      <style:text-properties officeooo:rsid="00133edb" officeooo:paragraph-rsid="00133edb"/>
    </style:style>
    <style:style style:name="P19" style:family="paragraph" style:parent-style-name="Standard">
      <style:text-properties officeooo:rsid="0014a6b4" officeooo:paragraph-rsid="0014a6b4"/>
    </style:style>
    <style:style style:name="P20" style:family="paragraph" style:parent-style-name="Standard">
      <style:text-properties officeooo:rsid="0004bf42" officeooo:paragraph-rsid="001523ae"/>
    </style:style>
    <style:style style:name="P21" style:family="paragraph" style:parent-style-name="Standard">
      <style:text-properties officeooo:rsid="00043fe5" officeooo:paragraph-rsid="001523ae"/>
    </style:style>
    <style:style style:name="P22" style:family="paragraph" style:parent-style-name="Standard">
      <style:text-properties officeooo:rsid="001523ae" officeooo:paragraph-rsid="001523ae"/>
    </style:style>
    <style:style style:name="P23" style:family="paragraph" style:parent-style-name="Standard">
      <style:text-properties officeooo:rsid="0015875e" officeooo:paragraph-rsid="0015875e"/>
    </style:style>
    <style:style style:name="P24" style:family="paragraph" style:parent-style-name="Standard">
      <style:text-properties officeooo:rsid="00163d19" officeooo:paragraph-rsid="00163d19"/>
    </style:style>
    <style:style style:name="P25" style:family="paragraph" style:parent-style-name="Standard">
      <style:text-properties officeooo:rsid="001712da" officeooo:paragraph-rsid="001712da"/>
    </style:style>
    <style:style style:name="P26" style:family="paragraph" style:parent-style-name="Standard">
      <style:text-properties officeooo:rsid="0018796b" officeooo:paragraph-rsid="0018cd44"/>
    </style:style>
    <style:style style:name="P27" style:family="paragraph" style:parent-style-name="Standard">
      <style:text-properties officeooo:rsid="0018cd44" officeooo:paragraph-rsid="0018cd44"/>
    </style:style>
    <style:style style:name="P28" style:family="paragraph" style:parent-style-name="Standard">
      <style:text-properties officeooo:rsid="001d002a" officeooo:paragraph-rsid="002aca59"/>
    </style:style>
    <style:style style:name="P29" style:family="paragraph" style:parent-style-name="Standard">
      <style:text-properties officeooo:rsid="001d002a" officeooo:paragraph-rsid="002b1bda"/>
    </style:style>
    <style:style style:name="P30" style:family="paragraph" style:parent-style-name="Standard">
      <style:text-properties officeooo:rsid="001d002a" officeooo:paragraph-rsid="002ce574"/>
    </style:style>
    <style:style style:name="P31" style:family="paragraph" style:parent-style-name="Standard">
      <style:text-properties officeooo:rsid="001f4b12" officeooo:paragraph-rsid="001f4b12"/>
    </style:style>
    <style:style style:name="P32" style:family="paragraph" style:parent-style-name="Standard">
      <style:text-properties officeooo:rsid="001f4b12" officeooo:paragraph-rsid="002abf59"/>
    </style:style>
    <style:style style:name="P33" style:family="paragraph" style:parent-style-name="Standard">
      <style:text-properties officeooo:rsid="001f4b12" officeooo:paragraph-rsid="00316f0a"/>
    </style:style>
    <style:style style:name="P34" style:family="paragraph" style:parent-style-name="Standard">
      <style:text-properties officeooo:rsid="001f4b12" officeooo:paragraph-rsid="0037a53b"/>
    </style:style>
    <style:style style:name="P35" style:family="paragraph" style:parent-style-name="Standard">
      <style:text-properties officeooo:rsid="0023c3f9" officeooo:paragraph-rsid="0023c3f9"/>
    </style:style>
    <style:style style:name="P36" style:family="paragraph" style:parent-style-name="Standard">
      <style:text-properties officeooo:rsid="0023c3f9" officeooo:paragraph-rsid="002aca59"/>
    </style:style>
    <style:style style:name="P37" style:family="paragraph" style:parent-style-name="Standard">
      <style:text-properties officeooo:rsid="0023c3f9" officeooo:paragraph-rsid="002b1bda"/>
    </style:style>
    <style:style style:name="P38" style:family="paragraph" style:parent-style-name="Standard">
      <style:text-properties officeooo:rsid="0023c3f9" officeooo:paragraph-rsid="002ce574"/>
    </style:style>
    <style:style style:name="P39" style:family="paragraph" style:parent-style-name="Standard">
      <style:text-properties officeooo:rsid="0023c3f9" officeooo:paragraph-rsid="00241b3d"/>
    </style:style>
    <style:style style:name="P40" style:family="paragraph" style:parent-style-name="Standard">
      <style:text-properties officeooo:rsid="0024e149" officeooo:paragraph-rsid="0024e149"/>
    </style:style>
    <style:style style:name="P41" style:family="paragraph" style:parent-style-name="Standard">
      <style:text-properties officeooo:rsid="002aca59" officeooo:paragraph-rsid="002aca59"/>
    </style:style>
    <style:style style:name="P42" style:family="paragraph" style:parent-style-name="Standard">
      <style:text-properties officeooo:rsid="002aca59" officeooo:paragraph-rsid="002b1bda"/>
    </style:style>
    <style:style style:name="P43" style:family="paragraph" style:parent-style-name="Standard">
      <style:text-properties officeooo:rsid="002aca59" officeooo:paragraph-rsid="002ce574"/>
    </style:style>
    <style:style style:name="P44" style:family="paragraph" style:parent-style-name="Standard">
      <style:text-properties officeooo:rsid="001ed4e0" officeooo:paragraph-rsid="00316f0a"/>
    </style:style>
    <style:style style:name="P45" style:family="paragraph" style:parent-style-name="Standard">
      <style:text-properties officeooo:rsid="001ed4e0" officeooo:paragraph-rsid="002aca59"/>
    </style:style>
    <style:style style:name="P46" style:family="paragraph" style:parent-style-name="Standard">
      <style:text-properties officeooo:rsid="002abf59" officeooo:paragraph-rsid="00316f0a"/>
    </style:style>
    <style:style style:name="P47" style:family="paragraph" style:parent-style-name="Standard">
      <style:text-properties officeooo:rsid="00331560" officeooo:paragraph-rsid="00331560"/>
    </style:style>
    <style:style style:name="P48" style:family="paragraph" style:parent-style-name="Standard">
      <style:text-properties officeooo:rsid="001eed36" officeooo:paragraph-rsid="0012257d"/>
    </style:style>
    <style:style style:name="P49" style:family="paragraph" style:parent-style-name="Standard">
      <style:text-properties officeooo:rsid="0013321b" officeooo:paragraph-rsid="0012257d"/>
    </style:style>
    <style:style style:name="P50" style:family="paragraph" style:parent-style-name="Standard">
      <style:text-properties officeooo:rsid="00346fad" officeooo:paragraph-rsid="00346fad"/>
    </style:style>
    <style:style style:name="P51" style:family="paragraph" style:parent-style-name="Standard">
      <style:text-properties officeooo:rsid="00353ca0" officeooo:paragraph-rsid="00353ca0"/>
    </style:style>
    <style:style style:name="P52" style:family="paragraph" style:parent-style-name="Standard">
      <style:text-properties officeooo:rsid="003541d7" officeooo:paragraph-rsid="003541d7"/>
    </style:style>
    <style:style style:name="P53" style:family="paragraph" style:parent-style-name="Standard">
      <style:text-properties officeooo:rsid="003ae3ae" officeooo:paragraph-rsid="003ae3ae"/>
    </style:style>
    <style:style style:name="P54" style:family="paragraph" style:parent-style-name="Standard">
      <style:text-properties officeooo:rsid="003d7933" officeooo:paragraph-rsid="0024e149"/>
    </style:style>
    <style:style style:name="P55" style:family="paragraph" style:parent-style-name="Standard">
      <style:text-properties officeooo:rsid="003e578c" officeooo:paragraph-rsid="003e578c"/>
    </style:style>
    <style:style style:name="P56" style:family="paragraph" style:parent-style-name="Standard">
      <style:text-properties officeooo:rsid="003eaab4" officeooo:paragraph-rsid="003eaab4"/>
    </style:style>
    <style:style style:name="P57" style:family="paragraph" style:parent-style-name="Standard">
      <style:text-properties officeooo:rsid="003eaab4" officeooo:paragraph-rsid="003fff51"/>
    </style:style>
    <style:style style:name="P58" style:family="paragraph" style:parent-style-name="Standard">
      <style:text-properties officeooo:rsid="003fff51" officeooo:paragraph-rsid="003fff51"/>
    </style:style>
    <style:style style:name="P59" style:family="paragraph" style:parent-style-name="Standard">
      <style:text-properties officeooo:rsid="0041733f" officeooo:paragraph-rsid="0041733f"/>
    </style:style>
    <style:style style:name="P60" style:family="paragraph" style:parent-style-name="Standard">
      <style:text-properties officeooo:rsid="0044dcec" officeooo:paragraph-rsid="0044dcec"/>
    </style:style>
    <style:style style:name="P61" style:family="paragraph" style:parent-style-name="Standard">
      <style:text-properties officeooo:rsid="004604e4" officeooo:paragraph-rsid="004604e4"/>
    </style:style>
    <style:style style:name="P62" style:family="paragraph" style:parent-style-name="Standard">
      <style:text-properties officeooo:rsid="003fff51" officeooo:paragraph-rsid="004b17a3"/>
    </style:style>
    <style:style style:name="P63" style:family="paragraph" style:parent-style-name="Standard">
      <style:text-properties officeooo:rsid="003eaab4" officeooo:paragraph-rsid="003fff51"/>
    </style:style>
    <style:style style:name="P64" style:family="paragraph" style:parent-style-name="Standard">
      <style:text-properties officeooo:rsid="004c0cdc" officeooo:paragraph-rsid="004c0cdc"/>
    </style:style>
    <style:style style:name="T1" style:family="text">
      <style:text-properties officeooo:rsid="002abf59"/>
    </style:style>
    <style:style style:name="T2" style:family="text">
      <style:text-properties officeooo:rsid="002b1bda"/>
    </style:style>
    <style:style style:name="T3" style:family="text">
      <style:text-properties officeooo:rsid="002ce574"/>
    </style:style>
    <style:style style:name="T4" style:family="text">
      <style:text-properties officeooo:rsid="003ae3ae"/>
    </style:style>
    <style:style style:name="T5" style:family="text">
      <style:text-properties officeooo:rsid="003fff51"/>
    </style:style>
    <style:style style:name="T6" style:family="text">
      <style:text-properties officeooo:rsid="00436e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</text:p>
      <text:p text:style-name="P1">*************************</text:p>
      <text:p text:style-name="P1">id</text:p>
      <text:p text:style-name="P1">ad</text:p>
      <text:p text:style-name="P1">şifre</text:p>
      <text:p text:style-name="P1"/>
      <text:p text:style-name="P1"/>
      <text:p text:style-name="P1"/>
      <text:p text:style-name="P9">Şirket sahibi</text:p>
      <text:p text:style-name="P9">******************************</text:p>
      <text:p text:style-name="P9">adı</text:p>
      <text:p text:style-name="P9">soyadı</text:p>
      <text:p text:style-name="P9">kimlik No</text:p>
      <text:p text:style-name="P9">email</text:p>
      <text:p text:style-name="P9">telefon</text:p>
      <text:p text:style-name="P9">doğum tarihi</text:p>
      <text:p text:style-name="P9">doğum yeri</text:p>
      <text:p text:style-name="P9">Meslek</text:p>
      <text:p text:style-name="P9"/>
      <text:p text:style-name="P1"/>
      <text:p text:style-name="P1">Şirket</text:p>
      <text:p text:style-name="P1">************************</text:p>
      <text:p text:style-name="P1">adı</text:p>
      <text:p text:style-name="P2">şirket türü</text:p>
      <text:p text:style-name="P1">marketleri</text:p>
      <text:p text:style-name="P3">fabrikaları</text:p>
      <text:p text:style-name="P1">telefon</text:p>
      <text:p text:style-name="P1">email</text:p>
      <text:p text:style-name="P1">adresi</text:p>
      <text:p text:style-name="P1"/>
      <text:p text:style-name="P1"/>
      <text:p text:style-name="P9">Şirket türü</text:p>
      <text:p text:style-name="P9">**************************</text:p>
      <text:p text:style-name="P9">id</text:p>
      <text:p text:style-name="P9">şirket türü</text:p>
      <text:p text:style-name="P9"/>
      <text:p text:style-name="P9"/>
      <text:p text:style-name="P9">Şirket sahibi Şirkete Sahiptir</text:p>
      <text:p text:style-name="P9">****************************</text:p>
      <text:p text:style-name="P9">id</text:p>
      <text:p text:style-name="P9">şirket sahibiId</text:p>
      <text:p text:style-name="P9">şirketId</text:p>
      <text:p text:style-name="P9">------------------------------------------------------------------------------------------------------------------------</text:p>
      <text:p text:style-name="P9"/>
      <text:p text:style-name="P4">fabrika</text:p>
      <text:p text:style-name="P4">**************************</text:p>
      <text:p text:style-name="P4">id</text:p>
      <text:p text:style-name="P4">ad</text:p>
      <text:p text:style-name="P4">adresi</text:p>
      <text:p text:style-name="P4">telefon</text:p>
      <text:p text:style-name="P4">email</text:p>
      <text:p text:style-name="P11">Şirket Fabrikaya Sahiptir</text:p>
      <text:p text:style-name="P11"><text:soft-page-break/>***********************************</text:p>
      <text:p text:style-name="P11">id</text:p>
      <text:p text:style-name="P11">şirketId</text:p>
      <text:p text:style-name="P11">fabrikaId</text:p>
      <text:p text:style-name="P11">------------------------------------------------------------------------------------------------------------------------</text:p>
      <text:p text:style-name="P11"/>
      <text:p text:style-name="P13">Market</text:p>
      <text:p text:style-name="P13">************************</text:p>
      <text:p text:style-name="P11">id</text:p>
      <text:p text:style-name="P13">adı</text:p>
      <text:p text:style-name="P13">adresi</text:p>
      <text:p text:style-name="P14">telefon</text:p>
      <text:p text:style-name="P14">email</text:p>
      <text:p text:style-name="P14"/>
      <text:p text:style-name="P14"/>
      <text:p text:style-name="P14"/>
      <text:p text:style-name="P11">Şirket Markete Sahiptir</text:p>
      <text:p text:style-name="P11">****************************************</text:p>
      <text:p text:style-name="P11">id</text:p>
      <text:p text:style-name="P11">şirketId</text:p>
      <text:p text:style-name="P11">marketId</text:p>
      <text:p text:style-name="P11"/>
      <text:p text:style-name="P11">------------------------------------------------------------------------------------------------------------------------</text:p>
      <text:p text:style-name="P11"/>
      <text:p text:style-name="P15">Depo</text:p>
      <text:p text:style-name="P15">********************************</text:p>
      <text:p text:style-name="P5">id</text:p>
      <text:p text:style-name="P5">ad</text:p>
      <text:p text:style-name="P5">adresi</text:p>
      <text:p text:style-name="P5">telefon</text:p>
      <text:p text:style-name="P5">email</text:p>
      <text:p text:style-name="P5"/>
      <text:p text:style-name="P5"/>
      <text:p text:style-name="P15">Şirket Depoya Sahiptir</text:p>
      <text:p text:style-name="P15">*********************************</text:p>
      <text:p text:style-name="P15">id</text:p>
      <text:p text:style-name="P15">şirketId</text:p>
      <text:p text:style-name="P15">depoId</text:p>
      <text:p text:style-name="P15">------------------------------------------------------------------------------------------------------------------------</text:p>
      <text:p text:style-name="P15"/>
      <text:p text:style-name="P11"/>
      <text:p text:style-name="P5">ürün</text:p>
      <text:p text:style-name="P5">***************************</text:p>
      <text:p text:style-name="P25">id</text:p>
      <text:p text:style-name="P5">ad</text:p>
      <text:p text:style-name="P47">marka</text:p>
      <text:p text:style-name="P5">türü</text:p>
      <text:p text:style-name="P52">barkod=(ad+marka+tür vb kombinasyon)</text:p>
      <text:p text:style-name="P49">ürün birim</text:p>
      <text:p text:style-name="P50">ürünMaliyet</text:p>
      <text:p text:style-name="P50">karMiktarı</text:p>
      <text:p text:style-name="P51">ürünÖmür</text:p>
      <text:p text:style-name="P48"><text:soft-page-break/></text:p>
      <text:p text:style-name="P48"/>
      <text:p text:style-name="P5"/>
      <text:p text:style-name="P12">ürün türü</text:p>
      <text:p text:style-name="P12">*****************************</text:p>
      <text:p text:style-name="P12">id</text:p>
      <text:p text:style-name="P12">ürün tür</text:p>
      <text:p text:style-name="P12"/>
      <text:p text:style-name="P12">ürün birim</text:p>
      <text:p text:style-name="P12">*****************************</text:p>
      <text:p text:style-name="P12">id</text:p>
      <text:p text:style-name="P12">ürün birim</text:p>
      <text:p text:style-name="P12"/>
      <text:p text:style-name="P12"/>
      <text:p text:style-name="P47">ürün marka</text:p>
      <text:p text:style-name="P47">*****************************</text:p>
      <text:p text:style-name="P47">id</text:p>
      <text:p text:style-name="P47">ürün marka</text:p>
      <text:p text:style-name="P12">------------------------------------------------------------------------------------------------------------------------</text:p>
      <text:p text:style-name="P12"/>
      <text:p text:style-name="P10">işçi</text:p>
      <text:p text:style-name="P10">*********************************</text:p>
      <text:p text:style-name="P10">kimlik no</text:p>
      <text:p text:style-name="P10">ad</text:p>
      <text:p text:style-name="P10">soyad</text:p>
      <text:p text:style-name="P10">cinsiyet</text:p>
      <text:p text:style-name="P10">telefon</text:p>
      <text:p text:style-name="P10">email</text:p>
      <text:p text:style-name="P15"/>
      <text:p text:style-name="P15"/>
      <text:p text:style-name="P16">iş yeri türleri</text:p>
      <text:p text:style-name="P16">*********************************</text:p>
      <text:p text:style-name="P16">id</text:p>
      <text:p text:style-name="P16">işyeritürü</text:p>
      <text:p text:style-name="P16"/>
      <text:p text:style-name="P16"/>
      <text:p text:style-name="P16">görev türüleri</text:p>
      <text:p text:style-name="P16">**********************************</text:p>
      <text:p text:style-name="P16">id</text:p>
      <text:p text:style-name="P16">görev</text:p>
      <text:p text:style-name="P16">iş yeri türü</text:p>
      <text:p text:style-name="P16"/>
      <text:p text:style-name="P19">görev değer</text:p>
      <text:p text:style-name="P19">************************************</text:p>
      <text:p text:style-name="P19">id</text:p>
      <text:p text:style-name="P19">görev değer</text:p>
      <text:p text:style-name="P16"/>
      <text:p text:style-name="P16"/>
      <text:p text:style-name="P16">rütbe türleri</text:p>
      <text:p text:style-name="P16">*************************************</text:p>
      <text:p text:style-name="P16">id</text:p>
      <text:p text:style-name="P16">rütbe</text:p>
      <text:p text:style-name="P16"><text:soft-page-break/>iş yeri türü</text:p>
      <text:p text:style-name="P16"/>
      <text:p text:style-name="P19">rütbe değer</text:p>
      <text:p text:style-name="P19">************************************</text:p>
      <text:p text:style-name="P19">id</text:p>
      <text:p text:style-name="P19">rütbe değer</text:p>
      <text:p text:style-name="P19"/>
      <text:p text:style-name="P19"/>
      <text:p text:style-name="P18">işçi şu görevde şu rütbeye sahiptir</text:p>
      <text:p text:style-name="P18">****************************************</text:p>
      <text:p text:style-name="P18">işçi id</text:p>
      <text:p text:style-name="P18">görev id</text:p>
      <text:p text:style-name="P18">rütbe id</text:p>
      <text:p text:style-name="P19">maaş=görev değer +rütbe değer</text:p>
      <text:p text:style-name="P19"/>
      <text:p text:style-name="P19"/>
      <text:p text:style-name="P19">------------------------------------------------------------------------------------------------------------------------</text:p>
      <text:p text:style-name="P19"/>
      <text:p text:style-name="P21">Araç</text:p>
      <text:p text:style-name="P21">************************</text:p>
      <text:p text:style-name="P21">id</text:p>
      <text:p text:style-name="P21">türü</text:p>
      <text:p text:style-name="P21">marka</text:p>
      <text:p text:style-name="P21">model</text:p>
      <text:p text:style-name="P21">plaka numarası</text:p>
      <text:p text:style-name="P21">saşe numarası</text:p>
      <text:p text:style-name="P21">gidilen km miktarı</text:p>
      <text:p text:style-name="P20">alınma tarihi</text:p>
      <text:p text:style-name="P20">alındığı fiyat</text:p>
      <text:p text:style-name="P20">şu anki değeri</text:p>
      <text:p text:style-name="P20"/>
      <text:p text:style-name="P20"/>
      <text:p text:style-name="P22">Araç türü</text:p>
      <text:p text:style-name="P22">***************************</text:p>
      <text:p text:style-name="P22">id</text:p>
      <text:p text:style-name="P22">tür</text:p>
      <text:p text:style-name="P22"/>
      <text:p text:style-name="P22">Araç marka</text:p>
      <text:p text:style-name="P22">****************************</text:p>
      <text:p text:style-name="P22">id </text:p>
      <text:p text:style-name="P22">marka</text:p>
      <text:p text:style-name="P22"/>
      <text:p text:style-name="P22"/>
      <text:p text:style-name="P22">Araç model</text:p>
      <text:p text:style-name="P22">*****************************</text:p>
      <text:p text:style-name="P22">id </text:p>
      <text:p text:style-name="P22">markaId</text:p>
      <text:p text:style-name="P22">model</text:p>
      <text:p text:style-name="P16"/>
      <text:p text:style-name="P16"/>
      <text:p text:style-name="P16">------------------------------------------------------------------------------------------------------------------------</text:p>
      <text:p text:style-name="P16"/>
      <text:p text:style-name="P23"><text:soft-page-break/>malzeme</text:p>
      <text:p text:style-name="P23">************************</text:p>
      <text:p text:style-name="P23">id</text:p>
      <text:p text:style-name="P23">ad</text:p>
      <text:p text:style-name="P23">alınma tarihi</text:p>
      <text:p text:style-name="P23">alındığı fiyat</text:p>
      <text:p text:style-name="P17">------------------------------------------------------------------------------------------------------------------------</text:p>
      <text:p text:style-name="P17"/>
      <text:p text:style-name="P23">Fabrika İşçiye sahiptir</text:p>
      <text:p text:style-name="P23">*****************************</text:p>
      <text:p text:style-name="P23">id</text:p>
      <text:p text:style-name="P23">fabrikaId</text:p>
      <text:p text:style-name="P23">işçiId</text:p>
      <text:p text:style-name="P23"/>
      <text:p text:style-name="P24">Fabrika Araca Sahiptir</text:p>
      <text:p text:style-name="P24">******************************</text:p>
      <text:p text:style-name="P24">id</text:p>
      <text:p text:style-name="P24">fabrikaId</text:p>
      <text:p text:style-name="P24">AraçId</text:p>
      <text:p text:style-name="P24"/>
      <text:p text:style-name="P24">Fabrika Malzemeye Sahiptir</text:p>
      <text:p text:style-name="P24">******************************</text:p>
      <text:p text:style-name="P24">id</text:p>
      <text:p text:style-name="P24">fabrikaId</text:p>
      <text:p text:style-name="P24">malzemeId</text:p>
      <text:p text:style-name="P6"/>
      <text:p text:style-name="P6">------------------------------------------------------------------------------------------------------------------------</text:p>
      <text:p text:style-name="P6"/>
      <text:p text:style-name="P27">Depo İşçiye Sahiptir</text:p>
      <text:p text:style-name="P27">**********************************</text:p>
      <text:p text:style-name="P27">id</text:p>
      <text:p text:style-name="P27">depoId</text:p>
      <text:p text:style-name="P27">işçiId</text:p>
      <text:p text:style-name="P27"/>
      <text:p text:style-name="P27"/>
      <text:p text:style-name="P27">Depo Araca Sahiptir</text:p>
      <text:p text:style-name="P27">***********************************</text:p>
      <text:p text:style-name="P27">id</text:p>
      <text:p text:style-name="P27">DepoId</text:p>
      <text:p text:style-name="P27">AraçId</text:p>
      <text:p text:style-name="P27"/>
      <text:p text:style-name="P27"/>
      <text:p text:style-name="P27">Depo Malzemeye Sahiptir</text:p>
      <text:p text:style-name="P27">***********************************</text:p>
      <text:p text:style-name="P27">id</text:p>
      <text:p text:style-name="P27">depoId</text:p>
      <text:p text:style-name="P27">MalzemeId</text:p>
      <text:p text:style-name="P27">------------------------------------------------------------------------------------------------------------------------</text:p>
      <text:p text:style-name="P27"/>
      <text:p text:style-name="P27">Market İşçiye Sahiptir</text:p>
      <text:p text:style-name="P27">****************************************</text:p>
      <text:p text:style-name="P27">id</text:p>
      <text:p text:style-name="P27"><text:soft-page-break/>işçiId</text:p>
      <text:p text:style-name="P27">marketId</text:p>
      <text:p text:style-name="P27"/>
      <text:p text:style-name="P27"/>
      <text:p text:style-name="P27"/>
      <text:p text:style-name="P27">Market Araca Sahiptir</text:p>
      <text:p text:style-name="P27">******************************************</text:p>
      <text:p text:style-name="P27">id</text:p>
      <text:p text:style-name="P27">marketId</text:p>
      <text:p text:style-name="P27">AraçId</text:p>
      <text:p text:style-name="P27"/>
      <text:p text:style-name="P27"/>
      <text:p text:style-name="P27">Market Malzemeye Sahiptir</text:p>
      <text:p text:style-name="P27">*******************************************</text:p>
      <text:p text:style-name="P27">id </text:p>
      <text:p text:style-name="P27">MarketId</text:p>
      <text:p text:style-name="P27">MalzemeId</text:p>
      <text:p text:style-name="P27"/>
      <text:p text:style-name="P27"/>
      <text:p text:style-name="P27">------------------------------------------------------------------------------------------------------------------------</text:p>
      <text:p text:style-name="P27"/>
      <text:p text:style-name="P26">Fabrika Ürün Üretir</text:p>
      <text:p text:style-name="P26">*******************************</text:p>
      <text:p text:style-name="P26">id</text:p>
      <text:p text:style-name="P26">ürünId</text:p>
      <text:p text:style-name="P26">FabrikaId</text:p>
      <text:p text:style-name="P53">adet</text:p>
      <text:p text:style-name="P7">üretim tarihi</text:p>
      <text:p text:style-name="P7">son tüketim tarihi</text:p>
      <text:p text:style-name="P31"/>
      <text:p text:style-name="P31"/>
      <text:p text:style-name="P8">------------------------------------------------------------------------------------------------------------------------</text:p>
      <text:p text:style-name="P31"/>
      <text:p text:style-name="P32">fabrikada bulunan ürünler </text:p>
      <text:p text:style-name="P32">***************************</text:p>
      <text:p text:style-name="P32">id </text:p>
      <text:p text:style-name="P32"><text:span text:style-name="T4">ürün</text:span>Id</text:p>
      <text:p text:style-name="P32">FabrikaId</text:p>
      <text:p text:style-name="P53">toplamAdet</text:p>
      <text:p text:style-name="P44"/>
      <text:p text:style-name="P44"/>
      <text:p text:style-name="P46">markette bulunan ürünler</text:p>
      <text:p text:style-name="P46">************************************</text:p>
      <text:p text:style-name="P33">id </text:p>
      <text:p text:style-name="P33"><text:span text:style-name="T4">ürün</text:span>Id</text:p>
      <text:p text:style-name="P33"><text:span text:style-name="T1">market</text:span>Id </text:p>
      <text:p text:style-name="P53">toplamAdet</text:p>
      <text:p text:style-name="P53"/>
      <text:p text:style-name="P53"/>
      <text:p text:style-name="P53"/>
      <text:p text:style-name="P53"/>
      <text:p text:style-name="P46">depoda bulunan ürünler</text:p>
      <text:p text:style-name="P46"><text:soft-page-break/>************************************</text:p>
      <text:p text:style-name="P33">id </text:p>
      <text:p text:style-name="P53">ürünId</text:p>
      <text:p text:style-name="P33"><text:span text:style-name="T1">depo</text:span>Id </text:p>
      <text:p text:style-name="P53">toplamAdet</text:p>
      <text:p text:style-name="P53"/>
      <text:p text:style-name="P53"/>
      <text:p text:style-name="P53"/>
      <text:p text:style-name="P7">------------------------------------------------------------------------------------------------------------------------</text:p>
      <text:p text:style-name="P35"/>
      <text:p text:style-name="P41">fabrika markete ürün gönderir</text:p>
      <text:p text:style-name="P41">**************************************</text:p>
      <text:p text:style-name="P41">id</text:p>
      <text:p text:style-name="P41">fabrikaId</text:p>
      <text:p text:style-name="P41">marketId</text:p>
      <text:p text:style-name="P34"><text:span text:style-name="T4">ürün</text:span>Id</text:p>
      <text:p text:style-name="P53">adet</text:p>
      <text:p text:style-name="P28">GönderimAracId</text:p>
      <text:p text:style-name="P36">gönderimTarihi</text:p>
      <text:p text:style-name="P37"/>
      <text:p text:style-name="P42">fabrika <text:span text:style-name="T2">depoya</text:span> ürün gönderir</text:p>
      <text:p text:style-name="P42">**************************************</text:p>
      <text:p text:style-name="P42">id</text:p>
      <text:p text:style-name="P42">fabrikaId</text:p>
      <text:p text:style-name="P42"><text:span text:style-name="T2">depo</text:span>Id</text:p>
      <text:p text:style-name="P34"><text:span text:style-name="T4">ürün</text:span>Id</text:p>
      <text:p text:style-name="P53">adet</text:p>
      <text:p text:style-name="P29">GönderimAracId</text:p>
      <text:p text:style-name="P37">gönderimTarihi</text:p>
      <text:p text:style-name="P45"/>
      <text:p text:style-name="P38"/>
      <text:p text:style-name="P43"><text:span text:style-name="T3">depo</text:span> markete ürün gönderir</text:p>
      <text:p text:style-name="P43">**************************************</text:p>
      <text:p text:style-name="P43">id</text:p>
      <text:p text:style-name="P43"><text:span text:style-name="T3">depo</text:span>Id</text:p>
      <text:p text:style-name="P43">marketId</text:p>
      <text:p text:style-name="P34"><text:span text:style-name="T4">ürün</text:span>Id</text:p>
      <text:p text:style-name="P53">adet</text:p>
      <text:p text:style-name="P30">GönderimAracId</text:p>
      <text:p text:style-name="P38">gönderimTarihi</text:p>
      <text:p text:style-name="P39"/>
      <text:p text:style-name="P40">------------------------------------------------------------------------------------------------------------------------</text:p>
      <text:p text:style-name="P54"/>
      <text:p text:style-name="P55">Müşteri</text:p>
      <text:p text:style-name="P55">***************************************</text:p>
      <text:p text:style-name="P55">id</text:p>
      <text:p text:style-name="P55">ad</text:p>
      <text:p text:style-name="P55">soyad</text:p>
      <text:p text:style-name="P55">telefon</text:p>
      <text:p text:style-name="P55">email</text:p>
      <text:p text:style-name="P55">cinsiyet</text:p>
      <text:p text:style-name="P60">adres</text:p>
      <text:p text:style-name="P60"><text:soft-page-break/></text:p>
      <text:p text:style-name="P60"/>
      <text:p text:style-name="P60"/>
      <text:p text:style-name="P56">MüşteriMarkettenKartİleAlışverişYapar</text:p>
      <text:p text:style-name="P56">****************************************</text:p>
      <text:p text:style-name="P56">id</text:p>
      <text:p text:style-name="P56">müşteriId</text:p>
      <text:p text:style-name="P56">marketId</text:p>
      <text:p text:style-name="P56">satışfiyatı</text:p>
      <text:p text:style-name="P56">satışTarihi</text:p>
      <text:p text:style-name="P56">krediKartÜzerindeki isim <text:span text:style-name="T6">son 4 hane</text:span></text:p>
      <text:p text:style-name="P56">kredi kart numarası <text:span text:style-name="T6">son 4 hane</text:span></text:p>
      <text:p text:style-name="P56">kart son kullanım tarihi ay</text:p>
      <text:p text:style-name="P56">kart son kullanım tarihi yıl</text:p>
      <text:p text:style-name="P56"/>
      <text:p text:style-name="P56">------------------------------------------------------------------------------------------------------------------------</text:p>
      <text:p text:style-name="P56"/>
      <text:p text:style-name="P56"/>
      <text:p text:style-name="P57">MüşteriMarketten<text:span text:style-name="T5">Nakit</text:span>AlışverişYapar</text:p>
      <text:p text:style-name="P57">****************************************</text:p>
      <text:p text:style-name="P57">id</text:p>
      <text:p text:style-name="P57">müşteriId</text:p>
      <text:p text:style-name="P57">marketId</text:p>
      <text:p text:style-name="P57">satışfiyatı</text:p>
      <text:p text:style-name="P57">satışTarihi</text:p>
      <text:p text:style-name="P58">paraBirimi</text:p>
      <text:p text:style-name="P58">paraBirimineKarşılıkSatışFiyatı</text:p>
      <text:p text:style-name="P58">anlıkKur</text:p>
      <text:p text:style-name="P57"/>
      <text:p text:style-name="P57"/>
      <text:p text:style-name="P57"/>
      <text:p text:style-name="P61">paraBirimi</text:p>
      <text:p text:style-name="P61">*******************************************</text:p>
      <text:p text:style-name="P61">id</text:p>
      <text:p text:style-name="P61">parabirimi</text:p>
      <text:p text:style-name="P62">anlıkKur</text:p>
      <text:p text:style-name="P57">------------------------------------------------------------------------------------------------------------------------</text:p>
      <text:p text:style-name="P57"/>
      <text:p text:style-name="P58">SatışDetay</text:p>
      <text:p text:style-name="P57">****************************************</text:p>
      <text:p text:style-name="P64">id</text:p>
      <text:p text:style-name="P59">satışId</text:p>
      <text:p text:style-name="P57">ürünId</text:p>
      <text:p text:style-name="P64">satışTipId</text:p>
      <text:p text:style-name="P57">adet</text:p>
      <text:p text:style-name="P58">birim fiyat</text:p>
      <text:p text:style-name="P58">ürünToplamFiyat</text:p>
      <text:p text:style-name="P57"/>
      <text:p text:style-name="P57"/>
      <text:p text:style-name="P64">SatışTipi</text:p>
      <text:p text:style-name="P64">*****************************************</text:p>
      <text:p text:style-name="P64">id</text:p>
      <text:p text:style-name="P64"><text:soft-page-break/>satışTi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0:47:31.478000000</meta:creation-date>
    <dc:date>2024-11-06T12:51:21.020000000</dc:date>
    <meta:editing-duration>PT7H4M12S</meta:editing-duration>
    <meta:editing-cycles>45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321" meta:word-count="440" meta:character-count="5901" meta:non-whitespace-character-count="5773"/>
  </office:meta>
</office:document-meta>
</file>